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</style:style>
    <style:style style:name="ce15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5" office:value-type="float" office:value="0.009044" calcext:value-type="float">
            <text:p>0.009044</text:p>
          </table:table-cell>
          <table:table-cell table:style-name="ce5" office:value-type="float" office:value="0.008605" calcext:value-type="float">
            <text:p>0.008605</text:p>
          </table:table-cell>
          <table:table-cell table:style-name="ce5" office:value-type="float" office:value="0.0077671" calcext:value-type="float">
            <text:p>0.0077671</text:p>
          </table:table-cell>
          <table:table-cell table:style-name="ce7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3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8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5" office:value-type="float" office:value="0.009446" calcext:value-type="float">
            <text:p>0.009446</text:p>
          </table:table-cell>
          <table:table-cell table:style-name="ce5" office:value-type="float" office:value="0.0084033" calcext:value-type="float">
            <text:p>0.0084033</text:p>
          </table:table-cell>
          <table:table-cell table:style-name="ce5" office:value-type="float" office:value="0.0079929" calcext:value-type="float">
            <text:p>0.0079929</text:p>
          </table:table-cell>
          <table:table-cell table:style-name="ce7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5" office:value-type="float" office:value="0.010862" calcext:value-type="float">
            <text:p>0.010862</text:p>
          </table:table-cell>
          <table:table-cell table:style-name="ce5" office:value-type="float" office:value="0.0100833" calcext:value-type="float">
            <text:p>0.0100833</text:p>
          </table:table-cell>
          <table:table-cell table:style-name="ce5" office:value-type="float" office:value="0.0093514" calcext:value-type="float">
            <text:p>0.0093514</text:p>
          </table:table-cell>
          <table:table-cell table:style-name="ce7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3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8" office:value-type="float" office:value="0.0137112" calcext:value-type="float">
            <text:p>0.0137112</text:p>
          </table:table-cell>
          <table:table-cell table:number-columns-repeated="2"/>
          <table:table-cell table:style-name="ce3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8" office:value-type="float" office:value="0.0102187" calcext:value-type="float">
            <text:p>0.0102187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8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3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8" office:value-type="float" office:value="0.0173388" calcext:value-type="float">
            <text:p>0.0173388</text:p>
          </table:table-cell>
          <table:table-cell table:number-columns-repeated="2"/>
          <table:table-cell table:style-name="ce3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8" office:value-type="float" office:value="0.0139337" calcext:value-type="float">
            <text:p>0.0139337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8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3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8" office:value-type="float" office:value="0.0214012" calcext:value-type="float">
            <text:p>0.0214012</text:p>
          </table:table-cell>
          <table:table-cell table:number-columns-repeated="2"/>
          <table:table-cell table:style-name="ce3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8" office:value-type="float" office:value="0.0177163" calcext:value-type="float">
            <text:p>0.0177163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8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3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8" office:value-type="float" office:value="0.026095" calcext:value-type="float">
            <text:p>0.026095</text:p>
          </table:table-cell>
          <table:table-cell table:number-columns-repeated="2"/>
          <table:table-cell table:style-name="ce3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8" office:value-type="float" office:value="0.0219188" calcext:value-type="float">
            <text:p>0.0219188</text:p>
          </table:table-cell>
          <table:table-cell table:number-columns-repeated="2"/>
          <table:table-cell table:style-name="ce3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8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5" office:value-type="float" office:value="0.0111422" calcext:value-type="float">
            <text:p>0.0111422</text:p>
          </table:table-cell>
          <table:table-cell table:style-name="ce5" office:value-type="float" office:value="0.0093617" calcext:value-type="float">
            <text:p>0.0093617</text:p>
          </table:table-cell>
          <table:table-cell table:style-name="ce5" office:value-type="float" office:value="0.0084947" calcext:value-type="float">
            <text:p>0.0084947</text:p>
          </table:table-cell>
          <table:table-cell table:style-name="ce7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4" office:value-type="float" office:value="0.0036" calcext:value-type="float">
            <text:p>0.0036</text:p>
          </table:table-cell>
          <table:table-cell table:style-name="ce6" office:value-type="float" office:value="0.02649" calcext:value-type="float">
            <text:p>0.02649</text:p>
          </table:table-cell>
          <table:table-cell table:style-name="ce6" office:value-type="float" office:value="0.0270633" calcext:value-type="float">
            <text:p>0.0270633</text:p>
          </table:table-cell>
          <table:table-cell table:style-name="ce6" office:value-type="float" office:value="0.0284929" calcext:value-type="float">
            <text:p>0.0284929</text:p>
          </table:table-cell>
          <table:table-cell table:style-name="ce9" office:value-type="float" office:value="0.0301325" calcext:value-type="float">
            <text:p>0.0301325</text:p>
          </table:table-cell>
          <table:table-cell table:number-columns-repeated="2"/>
          <table:table-cell table:style-name="ce3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8" office:value-type="float" office:value="0.0262375" calcext:value-type="float">
            <text:p>0.0262375</text:p>
          </table:table-cell>
          <table:table-cell table:number-columns-repeated="2"/>
          <table:table-cell table:style-name="ce3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8" office:value-type="float" office:value="0.0247325" calcext:value-type="float">
            <text:p>0.0247325</text:p>
          </table:table-cell>
          <table:table-cell table:number-columns-repeated="2"/>
          <table:table-cell table:style-name="ce3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8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4" office:value-type="float" office:value="0.0037" calcext:value-type="float">
            <text:p>0.0037</text:p>
          </table:table-cell>
          <table:table-cell table:style-name="ce6" office:value-type="float" office:value="0.026474" calcext:value-type="float">
            <text:p>0.026474</text:p>
          </table:table-cell>
          <table:table-cell table:style-name="ce6" office:value-type="float" office:value="0.027275" calcext:value-type="float">
            <text:p>0.027275</text:p>
          </table:table-cell>
          <table:table-cell table:style-name="ce6" office:value-type="float" office:value="0.0287371" calcext:value-type="float">
            <text:p>0.0287371</text:p>
          </table:table-cell>
          <table:table-cell table:style-name="ce9" office:value-type="float" office:value="0.0303475" calcext:value-type="float">
            <text:p>0.0303475</text:p>
          </table:table-cell>
          <table:table-cell table:number-columns-repeated="2"/>
          <table:table-cell table:style-name="ce4" office:value-type="float" office:value="0.0039" calcext:value-type="float">
            <text:p>0.0039</text:p>
          </table:table-cell>
          <table:table-cell table:style-name="ce6" office:value-type="float" office:value="0.025708" calcext:value-type="float">
            <text:p>0.025708</text:p>
          </table:table-cell>
          <table:table-cell table:style-name="ce6" office:value-type="float" office:value="0.0262717" calcext:value-type="float">
            <text:p>0.0262717</text:p>
          </table:table-cell>
          <table:table-cell table:style-name="ce6" office:value-type="float" office:value="0.0272029" calcext:value-type="float">
            <text:p>0.0272029</text:p>
          </table:table-cell>
          <table:table-cell table:style-name="ce9" office:value-type="float" office:value="0.0283137" calcext:value-type="float">
            <text:p>0.0283137</text:p>
          </table:table-cell>
          <table:table-cell table:number-columns-repeated="2"/>
          <table:table-cell table:style-name="ce3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8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3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8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3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8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4" office:value-type="float" office:value="0.0045" calcext:value-type="float">
            <text:p>0.0045</text:p>
          </table:table-cell>
          <table:table-cell table:style-name="ce6" office:value-type="float" office:value="0.0197489" calcext:value-type="float">
            <text:p>0.0197489</text:p>
          </table:table-cell>
          <table:table-cell table:style-name="ce6" office:value-type="float" office:value="0.0194317" calcext:value-type="float">
            <text:p>0.0194317</text:p>
          </table:table-cell>
          <table:table-cell table:style-name="ce6" office:value-type="float" office:value="0.0200133" calcext:value-type="float">
            <text:p>0.0200133</text:p>
          </table:table-cell>
          <table:table-cell table:style-name="ce9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tau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  <table:table-cell table:number-columns-repeated="35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8:48:38.364671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23:21:09.779662629</dc:date>
    <meta:editing-duration>P3DT2H38M14S</meta:editing-duration>
    <meta:editing-cycles>430</meta:editing-cycles>
    <meta:generator>LibreOffice/5.1.6.2$Linux_X86_64 LibreOffice_project/10m0$Build-2</meta:generator>
    <meta:document-statistic meta:table-count="3" meta:cell-count="3185" meta:object-count="0"/>
  </office:meta>
</office:document-meta>
</file>